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ContextSupport.propertyChange( PropertyChangeEvent p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nternalAdd( Object o , boolean publicAp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ntrolBeanContextSupport.getResourceAsStream( String name , BeanContextChild bc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ContextSupport.writeChildren( ObjectOutputStream o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BeanContextSupport.removeBeanContextMembershipListener( BeanContextMembershipListener bc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addBeanContextMembershipListener( BeanContextMembershipListener bc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Child.ha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avoidingGu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ControlBeanContextSupport( BeanContext pe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ContextSupport.vetoableChange( PropertyChangeEvent p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Child.is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Child.is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Child.BCChild( BeanContextProxy proxy , BeanContextChild child , boolean isProx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Support.setDesignTime( boolean design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Support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CChild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dontUseGu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CChild.BCChild( Object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Support.internalRemove( Object o , boolean publicAp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ntrolBeanContextSupport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sDesig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ControlBeanContext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ContextSupport.vetoableChange( PropertyChangeEvent ev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ContextSupport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okToUseGu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BeanContextSupport.readChildren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CChild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contain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needsGui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BeanContextSupport.propertyChange( PropertyChangeEvent ev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BeanContextSupport.readObject(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ContextSuppor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trolBeanContextSupport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writeObject( ObjectOutputStream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trolBeanContextSupport.remove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getResource( String name , BeanContextChild bc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ContextSupport.toArray( Objec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Support.instantiateChild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rolBeanContextSupport.fireMembershipEvent( BeanContextMembershipEvent bcme , boolean childrenAd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